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Courier New3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2.9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7.0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4.1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2.7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4.5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4.0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9.58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1.43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1.91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3.82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38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1.33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P1" style:family="paragraph">
      <style:text-properties style:font-name="Courier New" fo:font-size="16pt" fo:font-style="normal" fo:font-weight="normal"/>
    </style:style>
    <style:style style:name="P2" style:family="paragraph">
      <loext:graphic-properties draw:fill="none" draw:fill-color="#ffffff"/>
      <style:text-properties style:font-name="Courier New" fo:font-size="16pt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Courier New" fo:font-size="16pt" fo:font-style="normal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Courier New" fo:font-size="16pt" fo:font-style="normal" fo:font-weight="normal"/>
    </style:style>
    <style:style style:name="P6" style:family="paragraph">
      <style:text-properties style:font-name="Courier New" fo:font-size="12pt"/>
    </style:style>
    <style:style style:name="P7" style:family="paragraph">
      <loext:graphic-properties draw:fill="none" draw:fill-color="#ffffff"/>
      <style:text-properties style:font-name="Courier New" fo:font-size="12pt"/>
    </style:style>
    <style:style style:name="P8" style:family="paragraph">
      <style:text-properties style:font-name="Courier New" fo:font-size="14pt"/>
    </style:style>
    <style:style style:name="P9" style:family="paragraph">
      <loext:graphic-properties draw:fill="none" draw:fill-color="#ffffff"/>
      <style:text-properties style:font-name="Courier New" fo:font-size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Courier New" fo:font-size="16pt" fo:font-weight="normal"/>
    </style:style>
    <style:style style:name="P13" style:family="paragraph">
      <loext:graphic-properties draw:fill="none" draw:fill-color="#ffffff"/>
      <style:text-properties style:font-name="Courier New" fo:font-size="16pt" fo:font-weight="normal"/>
    </style:style>
    <style:style style:name="P14" style:family="paragraph">
      <loext:graphic-properties draw:fill="none"/>
    </style:style>
    <style:style style:name="T1" style:family="text">
      <style:text-properties fo:font-size="20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6pt" fo:font-style="normal" fo:font-weight="normal"/>
    </style:style>
    <style:style style:name="T4" style:family="text">
      <style:text-properties fo:font-size="16pt" fo:font-weight="normal"/>
    </style:style>
    <style:style style:name="T5" style:family="text">
      <style:text-properties fo:font-size="20pt" fo:font-weight="bold" style:font-size-asian="16pt"/>
    </style:style>
    <style:style style:name="T6" style:family="text">
      <style:text-properties style:font-name="Courier New" fo:font-size="12pt"/>
    </style:style>
    <style:style style:name="T7" style:family="text">
      <style:text-properties fo:background-color="#81d41a"/>
    </style:style>
    <style:style style:name="T8" style:family="text">
      <style:text-properties style:font-name="Courier New" fo:font-size="14pt"/>
    </style:style>
    <style:style style:name="T9" style:family="text">
      <style:text-properties style:font-name="Courier New1" fo:font-size="20pt" fo:font-weight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urier New" fo:font-size="20pt" fo:font-weight="bold"/>
    </style:style>
    <style:style style:name="T12" style:family="text">
      <style:text-properties style:font-name="Courier New" fo:font-size="16pt" fo:font-weight="normal"/>
    </style:style>
    <style:style style:name="T13" style:family="text">
      <style:text-properties style:font-name="Courier New1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68cm" svg:height="3.175cm" svg:x="1cm" svg:y="2.905cm">
          <draw:text-box>
            <text:p text:style-name="P1"><text:span text:style-name="T1">create-database</text:span></text:p>
            <text:p text:style-name="P1"><text:s/>$:<text:tab/>%create-database</text:p>
            <text:p text:style-name="P1"><text:tab/><text:a xlink:href="mailto:name%3D@tas" xlink:type="simple">name=@tas</text:a></text:p>
            <text:p text:style-name="P1"><text:tab/>as-of=(unit as-of)</text:p>
          </draw:text-box>
        </draw:frame>
        <draw:frame draw:style-name="gr2" draw:text-style-name="P2" draw:layer="layout" svg:width="7.868cm" svg:height="3.607cm" svg:x="1cm" svg:y="11.363cm">
          <draw:text-box>
            <text:p text:style-name="P1"><text:span text:style-name="T1">create-namespace</text:span></text:p>
            <text:p text:style-name="P1"><text:s/>$:<text:tab/>%create-namespace</text:p>
            <text:p text:style-name="P1"><text:tab/>database-name=@tas</text:p>
            <text:p text:style-name="P1"><text:tab/>name=@tas</text:p>
            <text:p text:style-name="P1"><text:tab/>as-of=(unit as-of)</text:p>
          </draw:text-box>
        </draw:frame>
        <draw:frame draw:style-name="gr3" draw:text-style-name="P2" draw:layer="layout" svg:width="12.61cm" svg:height="4.885cm" svg:x="1cm" svg:y="16.443cm">
          <draw:text-box>
            <text:p text:style-name="P1"><text:span text:style-name="T1">create-table</text:span></text:p>
            <text:p text:style-name="P1"><text:s/>$: %create-table</text:p>
            <text:p text:style-name="P1"><text:tab/> table=qualified-table</text:p>
            <text:p text:style-name="P1"><text:tab/> columns=(list column)</text:p>
            <text:p text:style-name="P1"><text:tab/> pri-indx=(list ordered-column)</text:p>
            <text:p text:style-name="P1"><text:tab/> foreign-keys=(list foreign-key)</text:p>
            <text:p text:style-name="P1"><text:tab/> as-of=(unit as-of)</text:p>
          </draw:text-box>
        </draw:frame>
        <draw:frame draw:style-name="gr4" draw:text-style-name="P2" draw:layer="layout" svg:width="13.652cm" svg:height="3.607cm" svg:x="22.59cm" svg:y="2.905cm">
          <draw:text-box>
            <text:p text:style-name="P1"><text:span text:style-name="T1">selection</text:span></text:p>
            <text:p text:style-name="P1"><text:s/>$: %selection</text:p>
            <text:p text:style-name="P1"><text:s text:c="2"/><text:tab/> ctes=(list cte)</text:p>
            <text:p text:style-name="P1"><text:s text:c="2"/><text:tab/> set-functions=(tree set-function)</text:p>
          </draw:text-box>
        </draw:frame>
        <draw:frame draw:style-name="gr5" draw:text-style-name="P2" draw:layer="layout" svg:width="12.017cm" svg:height="6.802cm" svg:x="22.488cm" svg:y="46.085cm">
          <draw:text-box>
            <text:p text:style-name="P1"><text:span text:style-name="T1">view</text:span></text:p>
            <text:p text:style-name="P1"><text:s/>$: %view</text:p>
            <text:p text:style-name="P1"><text:s text:c="4"/>provenance=path</text:p>
            <text:p text:style-name="P1"><text:s text:c="4"/>tmsp=@da</text:p>
            <text:p text:style-name="P1"><text:s text:c="4"/>=selection</text:p>
            <text:p text:style-name="P1"><text:s text:c="4"/>=column-lookup</text:p>
            <text:p text:style-name="P1"><text:s text:c="4"/>type-lookup=(map @tas @ta)</text:p>
            <text:p text:style-name="P1"><text:s text:c="4"/>columns=(list column)</text:p>
            <text:p text:style-name="P1"><text:s text:c="4"/>ordering=(list column-order) <text:s/></text:p>
          </draw:text-box>
        </draw:frame>
        <draw:frame draw:style-name="gr6" draw:text-style-name="P2" draw:layer="layout" svg:width="11.113cm" svg:height="6.002cm" svg:x="24.507cm" svg:y="9.89cm">
          <draw:text-box>
            <text:p text:style-name="P1"><text:span text:style-name="T1">set-op</text:span></text:p>
            <text:p text:style-name="P1"><text:s/>$?</text:p>
            <text:p text:style-name="P1"><text:s text:c="3"/>%union</text:p>
            <text:p text:style-name="P1"><text:s text:c="3"/>%except</text:p>
            <text:p text:style-name="P1"><text:s text:c="3"/>%intersect</text:p>
            <text:p text:style-name="P1"><text:s text:c="3"/>%divided-by</text:p>
            <text:p text:style-name="P1"><text:s text:c="3"/>%divide-with-remainder</text:p>
            <text:p text:style-name="P1"><text:s text:c="3"/>%into </text:p>
          </draw:text-box>
        </draw:frame>
        <draw:frame draw:style-name="gr7" draw:text-style-name="P2" draw:layer="layout" svg:width="7.62cm" svg:height="1.69cm" svg:x="24.183cm" svg:y="5.999cm">
          <draw:text-box>
            <text:p text:style-name="P1"><text:span text:style-name="T1">set-function</text:span></text:p>
            <text:p text:style-name="P1"><text:span text:style-name="T2"><text:s/></text:span><text:span text:style-name="T2">$?(</text:span><text:span text:style-name="T3">set-cmd </text:span><text:span text:style-name="T3">set-op) </text:span></text:p>
          </draw:text-box>
        </draw:frame>
        <draw:frame draw:style-name="gr7" draw:text-style-name="P2" draw:layer="layout" svg:width="9.208cm" svg:height="1.69cm" svg:x="24.507cm" svg:y="7.882cm">
          <draw:text-box>
            <text:p text:style-name="P1"><text:span text:style-name="T1">set-cmd</text:span></text:p>
            <text:p text:style-name="P1"><text:s/>$%(insert merge query) <text:s/></text:p>
          </draw:text-box>
        </draw:frame>
        <draw:frame draw:style-name="gr8" draw:text-style-name="P2" draw:layer="layout" svg:width="6.35cm" svg:height="3.132cm" svg:x="36.001cm" svg:y="4.218cm">
          <draw:text-box>
            <text:p text:style-name="P1"><text:span text:style-name="T1">cte</text:span></text:p>
            <text:p text:style-name="P1"><text:s/>$: %cte</text:p>
            <text:p text:style-name="P1"><text:s text:c="4"/>name=@tas</text:p>
            <text:p text:style-name="P1"><text:s text:c="4"/>=query </text:p>
          </draw:text-box>
        </draw:frame>
        <draw:frame draw:style-name="gr9" draw:text-style-name="P2" draw:layer="layout" svg:width="8.969cm" svg:height="4.345cm" svg:x="13.413cm" svg:y="23.7cm">
          <draw:text-box>
            <text:p text:style-name="P1"><text:span text:style-name="T1">delete</text:span></text:p>
            <text:p text:style-name="P1"><text:s/>$: %delete</text:p>
            <text:p text:style-name="P1"><text:s text:c="4"/>ctes=(list cte)</text:p>
            <text:p text:style-name="P1"><text:s text:c="4"/>table=qualified-table</text:p>
            <text:p text:style-name="P1"><text:s text:c="4"/>as-of=(unit as-of)</text:p>
            <text:p text:style-name="P1"><text:s text:c="4"/>=predicate </text:p>
          </draw:text-box>
        </draw:frame>
        <draw:frame draw:style-name="gr10" draw:text-style-name="P2" draw:layer="layout" svg:width="13.825cm" svg:height="6.163cm" svg:x="13.413cm" svg:y="16.512cm">
          <draw:text-box>
            <text:p text:style-name="P1"><text:span text:style-name="T1">update</text:span></text:p>
            <text:p text:style-name="P1"><text:s/>$: %update</text:p>
            <text:p text:style-name="P1"><text:tab/>ctes=(list cte)</text:p>
            <text:p text:style-name="P1"><text:s text:c="4"/>table=qualified-table</text:p>
            <text:p text:style-name="P1"><text:s text:c="4"/>as-of=(unit as-of)</text:p>
            <text:p text:style-name="P1"><text:s text:c="4"/>$: <text:s/>columns=(list qualified-column)</text:p>
            <text:p text:style-name="P1"><text:s text:c="8"/>values=(list value-or-default)</text:p>
            <text:p text:style-name="P1"><text:s text:c="8"/>==</text:p>
            <text:p text:style-name="P1"><text:s text:c="4"/>=predicate </text:p>
          </draw:text-box>
        </draw:frame>
        <draw:frame draw:style-name="gr11" draw:text-style-name="P2" draw:layer="layout" svg:width="10.577cm" svg:height="4.724cm" svg:x="47.702cm" svg:y="8.539cm">
          <draw:text-box>
            <text:p text:style-name="P1"><text:span text:style-name="T1">insert</text:span></text:p>
            <text:p text:style-name="P1"><text:s/>$: %insert</text:p>
            <text:p text:style-name="P1"><text:tab/>table=qualified-table</text:p>
            <text:p text:style-name="P1"><text:tab/>as-of=(unit as-of)</text:p>
            <text:p text:style-name="P1"><text:tab/>columns=(unit (list @tas))</text:p>
            <text:p text:style-name="P1"><text:tab/>values=insert-values <text:s/></text:p>
          </draw:text-box>
        </draw:frame>
        <draw:frame draw:style-name="gr12" draw:text-style-name="P2" draw:layer="layout" svg:width="9.223cm" svg:height="4.085cm" svg:x="13.421cm" svg:y="28.178cm">
          <draw:text-box>
            <text:p text:style-name="P1"><text:span text:style-name="T1">truncate-table</text:span></text:p>
            <text:p text:style-name="P1"><text:s/>$: %truncate-table</text:p>
            <text:p text:style-name="P1"><text:tab/> table=qualified-table</text:p>
            <text:p text:style-name="P1"><text:tab/> as-of=(unit as-of) <text:s/></text:p>
          </draw:text-box>
        </draw:frame>
        <draw:frame draw:style-name="gr13" draw:text-style-name="P2" draw:layer="layout" svg:width="9.223cm" svg:height="3.691cm" svg:x="1cm" svg:y="26.07cm">
          <draw:text-box>
            <text:p text:style-name="P1"><text:span text:style-name="T1">drop-table</text:span></text:p>
            <text:p text:style-name="P1"><text:s/>$: %drop-table</text:p>
            <text:p text:style-name="P1"><text:tab/> table=qualified-table</text:p>
            <text:p text:style-name="P1"><text:tab/> force=?</text:p>
            <text:p text:style-name="P1"><text:tab/> as-of=(unit as-of) </text:p>
          </draw:text-box>
        </draw:frame>
        <draw:frame draw:style-name="gr14" draw:text-style-name="P2" draw:layer="layout" svg:width="9.053cm" svg:height="3.016cm" svg:x="1cm" svg:y="7.198cm">
          <draw:text-box>
            <text:p text:style-name="P1"><text:span text:style-name="T1">drop-database</text:span> <text:s text:c="8"/></text:p>
            <text:p text:style-name="P1"><text:s/>$:<text:tab/>%drop-database<text:line-break/><text:tab/><text:a xlink:href="mailto:name%3D@tas" xlink:type="simple">name=@tas</text:a></text:p>
            <text:p text:style-name="P1"><text:tab/>force=?</text:p>
          </draw:text-box>
        </draw:frame>
        <draw:line draw:style-name="gr15" draw:text-style-name="P3" draw:layer="layout" svg:x1="1cm" svg:y1="31.797cm" svg:x2="57.855cm" svg:y2="31.695cm">
          <text:p/>
        </draw:line>
        <draw:line draw:style-name="gr15" draw:text-style-name="P3" draw:layer="layout" svg:x1="1cm" svg:y1="53.959cm" svg:x2="58.411cm" svg:y2="53.959cm">
          <text:p/>
        </draw:line>
        <draw:frame draw:style-name="gr16" draw:text-style-name="P2" draw:layer="layout" svg:width="11.34cm" svg:height="5.524cm" svg:x="1cm" svg:y="33.805cm">
          <draw:text-box>
            <text:p text:style-name="P1"><text:span text:style-name="T1">database</text:span></text:p>
            <text:p text:style-name="P1"><text:s/>$: %database</text:p>
            <text:p text:style-name="P1"><text:s text:c="4"/>name=@tas</text:p>
            <text:p text:style-name="P1"><text:s text:c="4"/>created-provenance=path</text:p>
            <text:p text:style-name="P1"><text:s text:c="4"/>created-tmsp=@da</text:p>
            <text:p text:style-name="P1"><text:s text:c="4"/>sys=((mop @da schema) gth)</text:p>
            <text:p text:style-name="P1"><text:s text:c="4"/>content=((mop @da data) gth)</text:p>
            <text:p text:style-name="P1"><text:s text:c="4"/>=view-cache <text:s/></text:p>
          </draw:text-box>
        </draw:frame>
        <draw:frame draw:style-name="gr17" draw:text-style-name="P2" draw:layer="layout" svg:width="9.843cm" svg:height="5.524cm" svg:x="37.005cm" svg:y="25.321cm">
          <draw:text-box>
            <text:p text:style-name="P1"><text:span text:style-name="T1">selected-column</text:span></text:p>
            <text:p text:style-name="P1"><text:s/>$%</text:p>
            <text:p text:style-name="P1"><text:s text:c="3"/>qualified-column</text:p>
            <text:p text:style-name="P1"><text:s text:c="3"/>unqualified-column</text:p>
            <text:p text:style-name="P1"><text:s text:c="3"/>selected-aggregate</text:p>
            <text:p text:style-name="P1"><text:s text:c="3"/>selected-value</text:p>
            <text:p text:style-name="P1"><text:s text:c="3"/>selected-all</text:p>
            <text:p text:style-name="P1"><text:s text:c="3"/>selected-all-object </text:p>
          </draw:text-box>
        </draw:frame>
        <draw:frame draw:style-name="gr18" draw:text-style-name="P2" draw:layer="layout" svg:width="9.208cm" svg:height="6.242cm" svg:x="22.62cm" svg:y="23.719cm">
          <draw:text-box>
            <text:p text:style-name="P1"><text:span text:style-name="T1">predicate-component</text:span></text:p>
            <text:p text:style-name="P1"><text:s/>$? ops-and-conjs</text:p>
            <text:p text:style-name="P1"><text:tab/> qualified-column</text:p>
            <text:p text:style-name="P1"><text:tab/> unqualified-column</text:p>
            <text:p text:style-name="P1"><text:tab/> dime</text:p>
            <text:p text:style-name="P1"><text:tab/> value-literals</text:p>
            <text:p text:style-name="P1"><text:tab/> cte-alias</text:p>
            <text:p text:style-name="P1"><text:tab/> scalar-alias</text:p>
            <text:p text:style-name="P1"><text:tab/> aggregate </text:p>
          </draw:text-box>
        </draw:frame>
        <draw:frame draw:style-name="gr4" draw:text-style-name="P2" draw:layer="layout" svg:width="7.869cm" svg:height="3.607cm" svg:x="47.736cm" svg:y="16.278cm">
          <draw:text-box draw:corner-radius="0.249cm">
            <text:p text:style-name="P1"><text:span text:style-name="T1">relation</text:span></text:p>
            <text:p text:style-name="P1"><text:s/>$%</text:p>
            <text:p text:style-name="P1"><text:s text:c="3"/>qualified-table</text:p>
            <text:p text:style-name="P1"><text:s text:c="3"/>cte-alias</text:p>
            <text:p text:style-name="P1"><text:s text:c="3"/>query-row</text:p>
          </draw:text-box>
        </draw:frame>
        <draw:frame draw:style-name="gr19" draw:text-style-name="P2" draw:layer="layout" svg:width="9.192cm" svg:height="4.246cm" svg:x="47.794cm" svg:y="20.05cm">
          <draw:text-box>
            <text:p text:style-name="P1"><text:span text:style-name="T1">joined-object</text:span></text:p>
            <text:p text:style-name="P1"><text:s/>$: %joined-object</text:p>
            <text:p text:style-name="P1"><text:s text:c="4"/>join=join-type</text:p>
            <text:p text:style-name="P1"><text:s text:c="4"/>=relation</text:p>
            <text:p text:style-name="P1"><text:s text:c="4"/>as-of=(unit as-of)</text:p>
            <text:p text:style-name="P1"><text:s text:c="4"/>=predicate</text:p>
          </draw:text-box>
        </draw:frame>
        <draw:frame draw:style-name="gr4" draw:text-style-name="P2" draw:layer="layout" svg:width="12.065cm" svg:height="3.607cm" svg:x="35.722cm" svg:y="22.158cm">
          <draw:text-box>
            <text:p text:style-name="P1"><text:span text:style-name="T1">select</text:span></text:p>
            <text:p text:style-name="P1"><text:s/>$: %select</text:p>
            <text:p text:style-name="P1"><text:s text:c="4"/>top=(unit @ud)</text:p>
            <text:p text:style-name="P1"><text:s text:c="4"/>columns=(list selected-column) <text:s/></text:p>
          </draw:text-box>
        </draw:frame>
        <draw:frame draw:style-name="gr20" draw:text-style-name="P2" draw:layer="layout" svg:width="11.43cm" svg:height="1.905cm" svg:x="22.033cm" svg:y="21.846cm">
          <draw:text-box draw:corner-radius="0.316cm">
            <text:p text:style-name="P1"><text:span text:style-name="T1">predicate</text:span></text:p>
            <text:p text:style-name="P1"><text:s/>(tree predicate-component) </text:p>
          </draw:text-box>
        </draw:frame>
        <draw:frame draw:style-name="gr21" draw:text-style-name="P2" draw:layer="layout" svg:width="9.308cm" svg:height="3.45cm" svg:x="35.5cm" svg:y="19.085cm">
          <draw:text-box>
            <text:p text:style-name="P1"><text:span text:style-name="T1">scalar</text:span></text:p>
            <text:p text:style-name="P1"><text:s/>$: %scalar</text:p>
            <text:p text:style-name="P1"><text:s text:c="4"/>scalar=scalar-function</text:p>
            <text:p text:style-name="P1"><text:s text:c="4"/>alias=@t</text:p>
          </draw:text-box>
        </draw:frame>
        <draw:frame draw:style-name="gr22" draw:text-style-name="P2" draw:layer="layout" svg:width="11.43cm" svg:height="4.085cm" svg:x="35.734cm" svg:y="15.078cm">
          <draw:text-box>
            <text:p text:style-name="P1"><text:span text:style-name="T1">from</text:span></text:p>
            <text:p text:style-name="P1"><text:s/>$: %from</text:p>
            <text:p text:style-name="P1"><text:s text:c="4"/>=relation</text:p>
            <text:p text:style-name="P1"><text:s text:c="4"/>as-of=(unit as-of)</text:p>
            <text:p text:style-name="P1"><text:s text:c="4"/>joins=(list joined-object) <text:s/></text:p>
          </draw:text-box>
        </draw:frame>
        <draw:frame draw:style-name="gr23" draw:text-style-name="P2" draw:layer="layout" svg:width="12.694cm" svg:height="6.35cm" svg:x="34.502cm" svg:y="8.539cm">
          <draw:text-box>
            <text:p text:style-name="P1"><text:span text:style-name="T1">query</text:span></text:p>
            <text:p text:style-name="P1"><text:s/>$: %query</text:p>
            <text:p text:style-name="P1"><text:s text:c="4"/>from=(unit from)</text:p>
            <text:p text:style-name="P1"><text:s text:c="4"/>scalars=(list scalar)</text:p>
            <text:p text:style-name="P1"><text:s text:c="4"/>=predicate</text:p>
            <text:p text:style-name="P1"><text:s text:c="4"/>group-by=(list grouping-column)</text:p>
            <text:p text:style-name="P1"><text:s text:c="4"/>having=predicate</text:p>
            <text:p text:style-name="P1"><text:s text:c="4"/>=select</text:p>
            <text:p text:style-name="P1"><text:s text:c="4"/>order-by=(list ordering-column) </text:p>
          </draw:text-box>
        </draw:frame>
        <draw:line draw:style-name="gr24" draw:text-style-name="P4" draw:layer="layout" svg:x1="21.32cm" svg:y1="54.975cm" svg:x2="21.382cm" svg:y2="82.446cm">
          <text:p/>
        </draw:line>
        <draw:frame draw:style-name="gr25" draw:text-style-name="P2" draw:layer="layout" svg:width="14.726cm" svg:height="7.303cm" svg:x="43.951cm" svg:y="39.723cm">
          <draw:text-box>
            <text:p text:style-name="P1"><text:span text:style-name="T1">file</text:span></text:p>
            <text:p text:style-name="P1"><text:s/>$: %file</text:p>
            <text:p text:style-name="P1"><text:s text:c="4"/>ship=@p</text:p>
            <text:p text:style-name="P1"><text:s text:c="4"/>provenance=path</text:p>
            <text:p text:style-name="P1"><text:s text:c="4"/>tmsp=@da</text:p>
            <text:p text:style-name="P1"><text:s text:c="4"/>=column-addrs</text:p>
            <text:p text:style-name="P1"><text:s text:c="4"/>rowcount=@</text:p>
            <text:p text:style-name="P1"><text:s text:c="4"/>pri-idx=(tree [(list @) (map @tas @)])</text:p>
            <text:p text:style-name="P1"><text:s text:c="4"/>indexed-rows=(list indexed-row)</text:p>
            <text:p text:style-name="P1"><text:s text:c="4"/>=column-catalog <text:s/></text:p>
          </draw:text-box>
        </draw:frame>
        <draw:frame draw:style-name="gr23" draw:text-style-name="P2" draw:layer="layout" svg:width="10.662cm" svg:height="6.35cm" svg:x="22.488cm" svg:y="39.481cm">
          <draw:text-box>
            <text:p text:style-name="P1"><text:span text:style-name="T1">table</text:span></text:p>
            <text:p text:style-name="P1"><text:s/>$: %table</text:p>
            <text:p text:style-name="P1"><text:s text:c="4"/>provenance=path</text:p>
            <text:p text:style-name="P1"><text:s text:c="4"/>tmsp=@da</text:p>
            <text:p text:style-name="P5"><text:span text:style-name="T2"><text:s text:c="4"/></text:span><text:span text:style-name="T2">=column-lookup</text:span></text:p>
            <text:p text:style-name="P1"><text:s text:c="4"/>type-lookup=(map @tas @ta)<text:line-break/> <text:s text:c="3"/><text:span text:style-name="T4">pri-indx=i</text:span>ndex</text:p>
            <text:p text:style-name="P1"><text:s text:c="4"/>columns=(list column)</text:p>
            <text:p text:style-name="P1"><text:s text:c="4"/>indices=(list index) <text:s/></text:p>
          </draw:text-box>
        </draw:frame>
        <draw:frame draw:style-name="gr26" draw:text-style-name="P2" draw:layer="layout" svg:width="12.017cm" svg:height="4.406cm" svg:x="42.605cm" svg:y="33.805cm">
          <draw:text-box>
            <text:p text:style-name="P1"><text:span text:style-name="T1">data</text:span></text:p>
            <text:p text:style-name="P1"><text:s/>$: %data</text:p>
            <text:p text:style-name="P1"><text:s text:c="4"/>ship=@p</text:p>
            <text:p text:style-name="P1"><text:s text:c="4"/>provenance=path</text:p>
            <text:p text:style-name="P1"><text:s text:c="4"/>tmsp=@da</text:p>
            <text:p text:style-name="P1"><text:s text:c="4"/>files=(map [@tas @tas] file) <text:s/></text:p>
          </draw:text-box>
        </draw:frame>
        <draw:frame draw:style-name="gr27" draw:text-style-name="P2" draw:layer="layout" svg:width="16.42cm" svg:height="4.885cm" svg:x="21.32cm" svg:y="33.805cm">
          <draw:text-box>
            <text:p text:style-name="P1"><text:span text:style-name="T1">schema</text:span></text:p>
            <text:p text:style-name="P1"><text:s/>$: %schema</text:p>
            <text:p text:style-name="P1"><text:s text:c="4"/>provenance=path</text:p>
            <text:p text:style-name="P1"><text:s text:c="4"/>tmsp=@da</text:p>
            <text:p text:style-name="P1"><text:s text:c="4"/>=namespaces</text:p>
            <text:p text:style-name="P5"><text:span text:style-name="T2"><text:s text:c="4"/></text:span><text:span text:style-name="T2">tables=(</text:span><text:span text:style-name="T3">map [@tas @tas] </text:span><text:span text:style-name="T3">table)</text:span></text:p>
            <text:p text:style-name="P1"><text:span text:style-name="T3"><text:s text:c="4"/></text:span><text:span text:style-name="T3">views=((mop data-obj-key </text:span><text:span text:style-name="T3">view) ns-obj-comp)</text:span></text:p>
          </draw:text-box>
        </draw:frame>
        <draw:frame draw:style-name="gr28" draw:text-style-name="P2" draw:layer="layout" svg:width="7.614cm" svg:height="2.968cm" svg:x="45.45cm" svg:y="46.937cm">
          <draw:text-box>
            <text:p text:style-name="P1"><text:span text:style-name="T1">indexed-row</text:span></text:p>
            <text:p text:style-name="P1"><text:s/>$: %indexed-row</text:p>
            <text:p text:style-name="P1"><text:s text:c="4"/>key=(list @)</text:p>
            <text:p text:style-name="P1"><text:s text:c="4"/>data=(map @tas @)</text:p>
          </draw:text-box>
        </draw:frame>
        <draw:frame draw:style-name="gr29" draw:text-style-name="P2" draw:layer="layout" svg:width="5.398cm" svg:height="2.968cm" svg:x="2.296cm" svg:y="21.527cm">
          <draw:text-box>
            <text:p text:style-name="P1"><text:span text:style-name="T1">column</text:span></text:p>
            <text:p text:style-name="P1"><text:s/>$: %column</text:p>
            <text:p text:style-name="P1"><text:s text:c="4"/>name=@tas</text:p>
            <text:p text:style-name="P1"><text:s text:c="4"/>type=@ta <text:s/></text:p>
          </draw:text-box>
        </draw:frame>
        <draw:frame draw:style-name="gr30" draw:text-style-name="P2" draw:layer="layout" svg:width="12.065cm" svg:height="3.063cm" svg:x="2.27cm" svg:y="45.45cm">
          <draw:text-box>
            <text:p text:style-name="P1"><text:span text:style-name="T1">cache</text:span></text:p>
            <text:p text:style-name="P1"><text:s/>$: %cache</text:p>
            <text:p text:style-name="P1"><text:s text:c="4"/>tmsp=@da</text:p>
            <text:p text:style-name="P1"><text:s text:c="4"/>content=(unit cache-content) <text:s/></text:p>
          </draw:text-box>
        </draw:frame>
        <draw:frame draw:style-name="gr31" draw:text-style-name="P2" draw:layer="layout" svg:width="13.97cm" svg:height="2.329cm" svg:x="2.27cm" svg:y="39.735cm">
          <draw:text-box>
            <text:p text:style-name="P1"><text:span text:style-name="T5">view-cache</text:span></text:p>
            <text:p text:style-name="P1"><text:s/>((mop ns-obj-key cache) ns-obj-comp) <text:s/></text:p>
          </draw:text-box>
        </draw:frame>
        <draw:frame draw:style-name="gr32" draw:text-style-name="P2" draw:layer="layout" svg:width="11.112cm" svg:height="2.428cm" svg:x="3.541cm" svg:y="49.148cm">
          <draw:text-box>
            <text:p text:style-name="P1"><text:span text:style-name="T1">cache-content</text:span></text:p>
            <text:p text:style-name="P1"><text:s/>$: rowcount=@</text:p>
            <text:p text:style-name="P1"><text:s text:c="4"/>rows=(list (map @tas @)) <text:s/></text:p>
          </draw:text-box>
        </draw:frame>
        <draw:frame draw:style-name="gr33" draw:text-style-name="P2" draw:layer="layout" svg:width="9.646cm" svg:height="6.163cm" svg:x="1cm" svg:y="55.712cm">
          <draw:text-box>
            <text:p text:style-name="P1"><text:span text:style-name="T1">action</text:span></text:p>
            <text:p text:style-name="P1"><text:s/>$%</text:p>
            <text:p text:style-name="P1"><text:s text:c="3"/>$: %tape<text:line-break/> <text:s text:c="5"/><text:a xlink:href="mailto:default-database%3D@tas" xlink:type="simple">default-database=@tas</text:a></text:p>
            <text:p text:style-name="P1"><text:s text:c="6"/>urql=tape</text:p>
            <text:p text:style-name="P1"><text:s text:c="6"/>==</text:p>
            <text:p text:style-name="P1"><text:s text:c="3"/>$: %commands</text:p>
            <text:p text:style-name="P1"><text:s text:c="6"/>cmds=(list command)]</text:p>
            <text:p text:style-name="P1"><text:s text:c="6"/>==</text:p>
          </draw:text-box>
        </draw:frame>
        <draw:frame draw:style-name="gr34" draw:text-style-name="P7" draw:layer="layout" svg:width="8.255cm" svg:height="2.222cm" svg:x="74.86cm" svg:y="71.831cm">
          <draw:text-box>
            <text:p text:style-name="P6"><text:span text:style-name="T6">+$ <text:s text:c="2"/></text:span></text:p>
          </draw:text-box>
        </draw:frame>
        <draw:frame draw:style-name="gr35" draw:text-style-name="P2" draw:layer="layout" svg:width="13.918cm" svg:height="3.758cm" svg:x="22.59cm" svg:y="56.019cm">
          <draw:text-box>
            <text:p text:style-name="P1"><text:span text:style-name="T1">full-relation</text:span></text:p>
            <text:p text:style-name="P1"><text:s/>$: %full-relation</text:p>
            <text:p text:style-name="P1"><text:s text:c="4"/>set-tables=(list set-table)</text:p>
            <text:p text:style-name="P1"><text:s text:c="4"/>lookup-type=qualified-lookup-type</text:p>
            <text:p text:style-name="P1"><text:s text:c="4"/>qual-col-types=(list qual-col-type)</text:p>
          </draw:text-box>
        </draw:frame>
        <draw:frame draw:style-name="gr36" draw:text-style-name="P2" draw:layer="layout" svg:width="8.969cm" svg:height="4.344cm" svg:x="35.264cm" svg:y="71.493cm">
          <draw:text-box>
            <text:p text:style-name="P1"><text:span text:style-name="T1">joined-relat</text:span></text:p>
            <text:p text:style-name="P1"><text:s/>$: %joined-relat</text:p>
            <text:p text:style-name="P1"><text:s text:c="4"/>join=(unit join-type)</text:p>
            <text:p text:style-name="P1"><text:s text:c="4"/>=relation</text:p>
            <text:p text:style-name="P1"><text:s text:c="4"/>as-of=(unit as-of)</text:p>
            <text:p text:style-name="P1"><text:s text:c="4"/>=predicate </text:p>
          </draw:text-box>
        </draw:frame>
        <draw:frame draw:style-name="gr37" draw:text-style-name="P2" draw:layer="layout" svg:width="15.875cm" svg:height="2.968cm" svg:x="41.322cm" svg:y="68.627cm">
          <draw:text-box>
            <text:p text:style-name="P1"><text:span text:style-name="T1">joined-row</text:span></text:p>
            <text:p text:style-name="P1"><text:s/>$: %joined-row</text:p>
            <text:p text:style-name="P1"><text:s text:c="4"/>key=(list @)</text:p>
            <text:p text:style-name="P1"><text:s text:c="4"/>data=(map qualified-table (map @tas @))</text:p>
          </draw:text-box>
        </draw:frame>
        <draw:frame draw:style-name="gr38" draw:text-style-name="P2" draw:layer="layout" svg:width="12.065cm" svg:height="6.163cm" svg:x="2.562cm" svg:y="65.791cm">
          <draw:text-box>
            <text:p text:style-name="P1"><text:span text:style-name="T1">result</text:span></text:p>
            <text:p text:style-name="P1"><text:s/>$%</text:p>
            <text:p text:style-name="P1"><text:s text:c="3"/>[%message msg=@t]</text:p>
            <text:p text:style-name="P1"><text:s text:c="3"/>[%vector-count count=@ud]</text:p>
            <text:p text:style-name="P1"><text:s text:c="3"/>[%server-time date=@da]</text:p>
            <text:p text:style-name="P1"><text:s text:c="3"/>[%security-time date=@da]</text:p>
            <text:p text:style-name="P1"><text:s text:c="3"/>[%schema-time date=@da]</text:p>
            <text:p text:style-name="P1"><text:s text:c="3"/>[%data-time date=@da]</text:p>
            <text:p text:style-name="P1"><text:s text:c="3"/>[%result-set (list vector)]</text:p>
          </draw:text-box>
        </draw:frame>
        <draw:frame draw:style-name="gr39" draw:text-style-name="P2" draw:layer="layout" svg:width="7.938cm" svg:height="2.329cm" svg:x="1cm" svg:y="63.306cm">
          <draw:text-box>
            <text:p text:style-name="P1"><text:span text:style-name="T1">cmd-result</text:span></text:p>
            <text:p text:style-name="P1"><text:s/>$: %results<text:line-break/> <text:s text:c="3"/>(list result)]</text:p>
          </draw:text-box>
        </draw:frame>
        <draw:frame draw:style-name="gr40" draw:text-style-name="P2" draw:layer="layout" svg:width="16.616cm" svg:height="9.997cm" svg:x="36.56cm" svg:y="57.872cm">
          <draw:text-box>
            <text:p text:style-name="P1"><text:span text:style-name="T1">set-table</text:span></text:p>
            <text:p text:style-name="P1"><text:s/>$: %set-table</text:p>
            <text:p text:style-name="P1"><text:s text:c="4"/>relation=(unit qualified-table)</text:p>
            <text:p text:style-name="P1"><text:s text:c="4"/>schema-tmsp=(unit @da)</text:p>
            <text:p text:style-name="P1"><text:s text:c="4"/>data-tmsp=(unit @da)</text:p>
            <text:p text:style-name="P1"><text:s text:c="4"/>columns=(list column)</text:p>
            <text:p text:style-name="P1"><text:s text:c="4"/>=lookup-type</text:p>
            <text:p text:style-name="P1"><text:s text:c="4"/>pri-indx=(unit index)</text:p>
            <text:p text:style-name="P1"><text:s text:c="4"/>join=(unit join-type)</text:p>
            <text:p text:style-name="P1"><text:s text:c="4"/>=predicate</text:p>
            <text:p text:style-name="P1"><text:s text:c="4"/>=qualified-column-addrs</text:p>
            <text:p text:style-name="P1"><text:s text:c="4"/>rowcount=@</text:p>
            <text:p text:style-name="P1"><text:s text:c="4"/>pri-indexed=(tree [(list @) (map @tas @)])</text:p>
            <text:p text:style-name="P1"><text:s text:c="4"/>indexed-rows=(list indexed-row)</text:p>
            <text:p text:style-name="P1"><text:s text:c="4"/>joined-rows=(list joined-row) <text:s/></text:p>
          </draw:text-box>
        </draw:frame>
        <draw:frame draw:style-name="gr41" draw:text-style-name="P2" draw:layer="layout" svg:width="8.63cm" svg:height="2.329cm" svg:x="3.832cm" svg:y="71.954cm">
          <draw:text-box>
            <text:p text:style-name="P1"><text:span text:style-name="T1">vector</text:span></text:p>
            <text:p text:style-name="P1"><text:s/>$: %vector</text:p>
            <text:p text:style-name="P1"><text:s text:c="4"/>(lest vector-cell) <text:s/></text:p>
          </draw:text-box>
        </draw:frame>
        <draw:frame draw:style-name="gr42" draw:text-style-name="P2" draw:layer="layout" svg:width="6.26cm" svg:height="2.168cm" svg:x="5.42cm" svg:y="74.494cm">
          <draw:text-box>
            <text:p text:style-name="P1"><text:span text:style-name="T1">vector-cell</text:span></text:p>
            <text:p text:style-name="P1"><text:s/>[p=@tas q=dime] </text:p>
          </draw:text-box>
        </draw:frame>
        <draw:frame draw:style-name="gr6" draw:text-style-name="P2" draw:layer="layout" svg:width="10.213cm" svg:height="6.002cm" svg:x="22.641cm" svg:y="71.485cm">
          <draw:text-box>
            <text:p text:style-name="P1"><text:span text:style-name="T1">txn-meta</text:span></text:p>
            <text:p text:style-name="P1"><text:s/>$: %txn-meta</text:p>
            <text:p text:style-name="P1"><text:s text:c="4"/>db=database</text:p>
            <text:p text:style-name="P1"><text:s text:c="4"/>tbl-key=[@tas @tas]</text:p>
            <text:p text:style-name="P1"><text:s text:c="4"/>nxt-data=data</text:p>
            <text:p text:style-name="P1"><text:s text:c="4"/>=table</text:p>
            <text:p text:style-name="P1"><text:s text:c="4"/>=file</text:p>
            <text:p text:style-name="P1"><text:s text:c="4"/>source-content-time=@da <text:s/></text:p>
          </draw:text-box>
        </draw:frame>
        <draw:frame draw:style-name="gr43" draw:text-style-name="P2" draw:layer="layout" svg:width="10.636cm" svg:height="3.017cm" svg:x="48.915cm" svg:y="61.936cm">
          <draw:text-box>
            <text:p text:style-name="P1"><text:span text:style-name="T1">lookup-type</text:span></text:p>
            <text:p text:style-name="P1"><text:s/>$%</text:p>
            <text:p text:style-name="P1"><text:s text:c="3"/>qualified-lookup-type<text:line-break/> <text:s text:c="2"/>unqualified-lookup-type </text:p>
          </draw:text-box>
        </draw:frame>
        <draw:frame draw:style-name="gr34" draw:text-style-name="P7" draw:layer="layout" svg:width="8.255cm" svg:height="2.222cm" svg:x="74.861cm" svg:y="71.831cm">
          <draw:text-box>
            <text:p text:style-name="P6"><text:span text:style-name="T6">+$ <text:s text:c="2"/></text:span></text:p>
          </draw:text-box>
        </draw:frame>
        <draw:frame draw:style-name="gr19" draw:text-style-name="P2" draw:layer="layout" svg:width="15.24cm" svg:height="4.246cm" svg:x="35.188cm" svg:y="78.166cm">
          <draw:text-box>
            <text:p text:style-name="P1"><text:span text:style-name="T1">join-return</text:span></text:p>
            <text:p text:style-name="P1"><text:s/>$: %join-return</text:p>
            <text:p text:style-name="P1"><text:s text:c="4"/>=server</text:p>
            <text:p text:style-name="P1"><text:s text:c="4"/>set-tables=(list set-table)</text:p>
            <text:p text:style-name="P1"><text:s text:c="4"/>=lookup-type</text:p>
            <text:p text:style-name="P1"><text:s text:c="4"/>qualified-columns=(list qual-col-type) <text:s/></text:p>
          </draw:text-box>
        </draw:frame>
        <draw:frame draw:style-name="gr22" draw:text-style-name="P2" draw:layer="layout" svg:width="12.7cm" svg:height="4.085cm" svg:x="22.767cm" svg:y="78.166cm">
          <draw:text-box>
            <text:p text:style-name="P1"><text:span text:style-name="T1">templ-cell</text:span></text:p>
            <text:p text:style-name="P1"><text:s/>$: %templ-cell</text:p>
            <text:p text:style-name="P1"><text:s text:c="4"/>column=(unit qualified-column)</text:p>
            <text:p text:style-name="P1"><text:s text:c="4"/>addr=@</text:p>
            <text:p text:style-name="P1"><text:s text:c="4"/>vc=vector-cell </text:p>
          </draw:text-box>
        </draw:frame>
        <draw:frame draw:style-name="gr44" draw:text-style-name="P2" draw:layer="layout" svg:width="7.749cm" svg:height="13.831cm" svg:x="13.04cm" svg:y="60.207cm">
          <draw:text-box>
            <text:p text:style-name="P1"><text:span text:style-name="T1">command</text:span></text:p>
            <text:p text:style-name="P1"><text:s/>$%</text:p>
            <text:p text:style-name="P1"><text:s text:c="3"/>alter-index</text:p>
            <text:p text:style-name="P1"><text:s text:c="3"/>alter-namespace</text:p>
            <text:p text:style-name="P1"><text:s text:c="3"/>alter-table</text:p>
            <text:p text:style-name="P1"><text:s text:c="3"/><text:span text:style-name="T7">create-database</text:span></text:p>
            <text:p text:style-name="P1"><text:s text:c="3"/>create-index</text:p>
            <text:p text:style-name="P1"><text:s text:c="3"/><text:span text:style-name="T7">create-namespace</text:span></text:p>
            <text:p text:style-name="P1"><text:s text:c="3"/><text:span text:style-name="T7">create-table</text:span></text:p>
            <text:p text:style-name="P1"><text:s text:c="3"/>create-view</text:p>
            <text:p text:style-name="P1"><text:s text:c="3"/><text:span text:style-name="T7">delete</text:span></text:p>
            <text:p text:style-name="P1"><text:s text:c="3"/><text:span text:style-name="T7">drop-database</text:span></text:p>
            <text:p text:style-name="P1"><text:s text:c="3"/>drop-index</text:p>
            <text:p text:style-name="P1"><text:s text:c="3"/>drop-namespace</text:p>
            <text:p text:style-name="P1"><text:s text:c="3"/><text:span text:style-name="T7">drop-table</text:span></text:p>
            <text:p text:style-name="P1"><text:s text:c="3"/>drop-view</text:p>
            <text:p text:style-name="P1"><text:s text:c="3"/>grant</text:p>
            <text:p text:style-name="P1"><text:s text:c="3"/>revoke</text:p>
            <text:p text:style-name="P1"><text:s text:c="3"/><text:span text:style-name="T7">selection</text:span></text:p>
            <text:p text:style-name="P1"><text:s text:c="3"/><text:span text:style-name="T7">truncate-table</text:span></text:p>
            <text:p text:style-name="P1"><text:s text:c="3"/><text:span text:style-name="T7">update</text:span></text:p>
          </draw:text-box>
        </draw:frame>
        <draw:frame draw:style-name="gr45" draw:text-style-name="P9" draw:layer="layout" svg:width="12.059cm" svg:height="0.81cm" svg:x="1.748cm" svg:y="32.396cm">
          <draw:text-box>
            <text:p text:style-name="P8"><text:span text:style-name="T8">sur/server-state.hoon persistence layer</text:span></text:p>
          </draw:text-box>
        </draw:frame>
        <draw:frame draw:style-name="gr45" draw:text-style-name="P9" draw:layer="layout" svg:width="7.91cm" svg:height="0.81cm" svg:x="1.952cm" svg:y="1.46cm">
          <draw:text-box>
            <text:p text:style-name="P8"><text:span text:style-name="T8">sur/ast.hoon urQL AST/API</text:span></text:p>
          </draw:text-box>
        </draw:frame>
        <draw:frame draw:style-name="gr45" draw:text-style-name="P9" draw:layer="layout" svg:width="10.874cm" svg:height="0.81cm" svg:x="1.845cm" svg:y="54.363cm">
          <draw:text-box>
            <text:p text:style-name="P8"><text:span text:style-name="T8">sur/obelisk.hoon presentation layer</text:span></text:p>
          </draw:text-box>
        </draw:frame>
        <draw:frame draw:style-name="gr45" draw:text-style-name="P9" draw:layer="layout" svg:width="8.207cm" svg:height="0.81cm" svg:x="23.529cm" svg:y="54.645cm">
          <draw:text-box>
            <text:p text:style-name="P8"><text:span text:style-name="T8">sur/obelisk.hoon internals</text:span></text:p>
          </draw:text-box>
        </draw:frame>
        <draw:frame draw:style-name="gr46" draw:text-style-name="P11" draw:layer="layout" svg:width="7.115cm" svg:height="2.507cm" svg:x="33.719cm" svg:y="42.112cm">
          <draw:text-box>
            <text:p><text:span text:style-name="T9">Column-lookup</text:span></text:p>
            <text:p text:style-name="P10"><text:span text:style-name="T10"><text:s/></text:span><text:span text:style-name="T3">(map @tas [aura @])</text:span></text:p>
            <text:p/>
          </draw:text-box>
        </draw:frame>
        <draw:frame draw:style-name="gr47" draw:text-style-name="P13" draw:layer="layout" svg:width="6.033cm" svg:height="2.968cm" svg:x="2.904cm" svg:y="41.957cm">
          <draw:text-box>
            <text:p text:style-name="P12"><text:span text:style-name="T11">ns-obj-key</text:span></text:p>
            <text:p text:style-name="P12"><text:span text:style-name="T12"><text:s/></text:span><text:span text:style-name="T12">$: ns=@tas</text:span></text:p>
            <text:p text:style-name="P12"><text:span text:style-name="T12"><text:s text:c="4"/></text:span><text:span text:style-name="T12">obj=@tas</text:span></text:p>
            <text:p text:style-name="P12"><text:span text:style-name="T12"><text:s text:c="4"/></text:span><text:span text:style-name="T12">time=@da</text:span></text:p>
          </draw:text-box>
        </draw:frame>
        <draw:frame draw:style-name="gr48" draw:text-style-name="P14" draw:layer="layout" svg:width="13.372cm" svg:height="2.552cm" svg:x="9.071cm" svg:y="42.055cm">
          <draw:text-box>
            <text:p><text:span text:style-name="T9">ns-obj-comp</text:span></text:p>
            <text:p><text:span text:style-name="T13"><text:s/></text:span><text:span text:style-name="T13">|= <text:s/>[p=data-obj-key q=data-obj-</text:span><text:span text:style-name="T13">key]</text:span></text:p>
            <text:p><text:span text:style-name="T13"><text:s/></text:span><text:span text:style-name="T13">^- <text:s/>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Courier New3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5-10-26T11:10:48.567498678</dc:date>
    <meta:editing-duration>P6DT1H16M25S</meta:editing-duration>
    <meta:editing-cycles>58</meta:editing-cycles>
    <meta:generator>LibreOffice/7.3.7.2$Linux_X86_64 LibreOffice_project/30$Build-2</meta:generator>
    <meta:document-statistic meta:object-count="60"/>
  </office:meta>
</office:document-meta>
</file>